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c78b" officeooo:paragraph-rsid="0002c78b"/>
    </style:style>
    <style:style style:name="P2" style:family="paragraph" style:parent-style-name="Standard">
      <style:text-properties style:text-underline-style="solid" style:text-underline-width="auto" style:text-underline-color="font-color" officeooo:rsid="0002c78b" officeooo:paragraph-rsid="0002c78b"/>
    </style:style>
    <style:style style:name="P3" style:family="paragraph" style:parent-style-name="Standard">
      <style:text-properties style:text-underline-style="solid" style:text-underline-width="auto" style:text-underline-color="font-color" officeooo:rsid="00034804" officeooo:paragraph-rsid="00034804" fo:background-color="#ffff00"/>
    </style:style>
    <style:style style:name="P4" style:family="paragraph" style:parent-style-name="Standard">
      <style:text-properties style:text-underline-style="solid" style:text-underline-width="auto" style:text-underline-color="font-color" officeooo:rsid="00034804" officeooo:paragraph-rsid="00034804" fo:background-color="transparent"/>
    </style:style>
    <style:style style:name="P5" style:family="paragraph" style:parent-style-name="Standard">
      <style:text-properties style:text-underline-style="solid" style:text-underline-width="auto" style:text-underline-color="font-color" officeooo:rsid="00034804" officeooo:paragraph-rsid="0003e23c" fo:background-color="transparent"/>
    </style:style>
    <style:style style:name="P6" style:family="paragraph" style:parent-style-name="Standard">
      <style:text-properties style:text-underline-style="solid" style:text-underline-width="auto" style:text-underline-color="font-color" officeooo:rsid="0003bb23" officeooo:paragraph-rsid="0003bb23" fo:background-color="transparent"/>
    </style:style>
    <style:style style:name="P7" style:family="paragraph" style:parent-style-name="Standard">
      <style:text-properties style:text-underline-style="solid" style:text-underline-width="auto" style:text-underline-color="font-color" officeooo:rsid="0003bb23" officeooo:paragraph-rsid="0003bb23"/>
    </style:style>
    <style:style style:name="P8" style:family="paragraph" style:parent-style-name="Standard">
      <style:text-properties style:text-underline-style="none" officeooo:rsid="0002c78b" officeooo:paragraph-rsid="0002c78b"/>
    </style:style>
    <style:style style:name="P9" style:family="paragraph" style:parent-style-name="Standard">
      <style:text-properties style:text-underline-style="none" officeooo:rsid="00034804" officeooo:paragraph-rsid="00034804" fo:background-color="#ffff00"/>
    </style:style>
    <style:style style:name="P10" style:family="paragraph" style:parent-style-name="Standard">
      <style:text-properties style:text-underline-style="none" officeooo:rsid="0003bb23" officeooo:paragraph-rsid="0003bb23" fo:background-color="#ffff00"/>
    </style:style>
    <style:style style:name="P11" style:family="paragraph" style:parent-style-name="Standard">
      <style:text-properties style:text-underline-style="none" officeooo:rsid="00034804" officeooo:paragraph-rsid="00034804" fo:background-color="transparent"/>
    </style:style>
    <style:style style:name="P12" style:family="paragraph" style:parent-style-name="Standard">
      <style:text-properties style:text-underline-style="none" officeooo:rsid="0003bb23" officeooo:paragraph-rsid="0003bb23" fo:background-color="transparen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3bb23"/>
    </style:style>
    <style:style style:name="T4" style:family="text">
      <style:text-properties style:text-underline-style="none" officeooo:rsid="0003e23c"/>
    </style:style>
    <style:style style:name="T5" style:family="text">
      <style:text-properties style:text-underline-style="none" officeooo:rsid="0003e23c" fo:background-color="#ffff00" loext:char-shading-value="0"/>
    </style:style>
    <style:style style:name="T6" style:family="text">
      <style:text-properties officeooo:rsid="0003bb23"/>
    </style:style>
    <style:style style:name="T7" style:family="text">
      <style:text-properties officeooo:rsid="0003e2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GIN MAINPROGRAM</text:p>
      <text:p text:style-name="P9">REPEAT</text:p>
      <text:p text:style-name="P9">Wait</text:p>
      <text:p text:style-name="P9">UNTIL &lt;Return&gt; pressed</text:p>
      <text:p text:style-name="P3">Loop</text:p>
      <text:p text:style-name="P9">entry.bind(‘&lt;Return&gt;’, loop)</text:p>
      <text:p text:style-name="P2">Initialisation</text:p>
      <text:p text:style-name="P8">root = <text:span text:style-name="T1">tkintermake</text:span></text:p>
      <text:p text:style-name="P10">root.mainloop</text:p>
      <text:p text:style-name="P11">END MAINPROGRAM</text:p>
      <text:p text:style-name="P11"/>
      <text:p text:style-name="P11">BEGIN Loop</text:p>
      <text:p text:style-name="P4">Entryget</text:p>
      <text:p text:style-name="P5"><text:span text:style-name="T6">c</text:span>md<text:span text:style-name="T2"> = </text:span><text:span text:style-name="T3">P</text:span>arsecommand</text:p>
      <text:p text:style-name="P5"><text:span text:style-name="T5">write as parsecommand(userinput), or Call Parsecommand with userinput</text:span></text:p>
      <text:p text:style-name="P6">Collection<text:span text:style-name="T2"> = </text:span>Itemslist</text:p>
      <text:p text:style-name="P6">Item<text:span text:style-name="T2"> = </text:span>FindItem</text:p>
      <text:p text:style-name="P6"/>
      <text:p text:style-name="P6">CheckCommand</text:p>
      <text:p text:style-name="P6">HealthCheck</text:p>
      <text:p text:style-name="P6">HealthWarning</text:p>
      <text:p text:style-name="P6">StarvationCheck</text:p>
      <text:p text:style-name="P12">END Loop</text:p>
      <text:p text:style-name="P4"><text:span text:style-name="T2"/></text:p>
      <text:p text:style-name="P6"><text:span text:style-name="T2">BEGIN Entryget</text:span></text:p>
      <text:p text:style-name="P7">userinp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3T13:47:59.979000000</meta:creation-date>
    <dc:date>2017-09-03T18:38:06.243000000</dc:date>
    <meta:editing-duration>PT5M36S</meta:editing-duration>
    <meta:editing-cycles>1</meta:editing-cycles>
    <meta:document-statistic meta:table-count="0" meta:image-count="0" meta:object-count="0" meta:page-count="1" meta:paragraph-count="23" meta:word-count="46" meta:character-count="365" meta:non-whitespace-character-count="342"/>
    <meta:generator>LibreOffice/5.3.3.2$Windows_X86_64 LibreOffice_project/3d9a8b4b4e538a85e0782bd6c2d430bafe583448</meta:generator>
  </office:meta>
</office:document-meta>
</file>